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trictedObjectMethodsTest.shouldBeSilentWhenVerifyEqu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trictedObjectMethodsTest.shouldBeSilentWhenVerify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trictedObjectMethodsTest.shouldBeSilentWhenVerifyEqualsIn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trictedObjectMethodsTest.shouldScreamWhenVerify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trictedObjectMethodsTest.af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